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irce ExtraBold" svg:font-family="'Circe ExtraBold'" style:font-adornments="Extra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T Sans" svg:font-family="'PT Sans'" style:font-adornments="Жирный" style:font-family-generic="swiss" style:font-pitch="variable"/>
    <style:font-face style:name="PT Sans1" svg:font-family="'PT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6e4c" draw:shadow="hidden"/>
    </style:style>
    <style:style style:name="gr2" style:family="graphic" style:parent-style-name="standard">
      <style:graphic-properties draw:stroke="none" svg:stroke-color="#000000" draw:fill="solid" draw:fill-color="#006e4c" draw:textarea-horizontal-align="center" draw:textarea-vertical-align="middle" fo:min-height="0.5cm" draw:shadow="hidden"/>
      <style:paragraph-properties style:writing-mode="lr-tb"/>
    </style:style>
    <style:style style:name="P1" style:family="paragraph">
      <loext:graphic-properties draw:fill="solid" draw:fill-color="#006e4c"/>
    </style:style>
    <style:style style:name="P2" style:family="paragraph">
      <loext:graphic-properties draw:fill="solid" draw:fill-color="#006e4c"/>
      <style:paragraph-properties fo:text-align="center" style:writing-mode="lr-tb"/>
      <style:text-properties fo:text-transform="uppercase" fo:color="#006e4c" loext:opacity="100%" style:font-name="Circe ExtraBold" fo:font-size="8pt" fo:font-weight="800"/>
    </style:style>
  </office:automatic-styles>
  <office:body>
    <office:drawing>
      <draw:page draw:name="page1" draw:style-name="dp1" draw:master-page-name="Обычный">
        <draw:g>
          <draw:polygon draw:style-name="gr1" draw:text-style-name="P1" draw:layer="layout" svg:width="0.271cm" svg:height="1.898cm" svg:x="0.79cm" svg:y="1.477cm" svg:viewBox="0 0 272 1899" draw:points="272,1899 0,1899 0,0 272,0">
            <text:p/>
          </draw:polygon>
          <draw:polygon draw:style-name="gr1" draw:text-style-name="P1" draw:layer="layout" svg:width="0.271cm" svg:height="0.543cm" svg:x="1.603cm" svg:y="2.833cm" svg:viewBox="0 0 272 544" draw:points="272,544 0,544 0,0 272,0">
            <text:p/>
          </draw:polygon>
          <draw:polygon draw:style-name="gr1" draw:text-style-name="P1" draw:layer="layout" svg:width="0.271cm" svg:height="0.543cm" svg:x="2.416cm" svg:y="2.833cm" svg:viewBox="0 0 272 544" draw:points="272,544 0,544 0,0 272,0">
            <text:p/>
          </draw:polygon>
          <draw:polygon draw:style-name="gr1" draw:text-style-name="P1" draw:layer="layout" svg:width="0.271cm" svg:height="0.543cm" svg:x="3.23cm" svg:y="2.833cm" svg:viewBox="0 0 272 544" draw:points="272,544 0,544 0,0 272,0">
            <text:p/>
          </draw:polygon>
          <draw:polygon draw:style-name="gr1" draw:text-style-name="P1" draw:layer="layout" svg:width="0.271cm" svg:height="0.543cm" svg:x="4.043cm" svg:y="2.833cm" svg:viewBox="0 0 272 544" draw:points="272,544 0,544 0,0 272,0">
            <text:p/>
          </draw:polygon>
          <draw:polygon draw:style-name="gr1" draw:text-style-name="P1" draw:layer="layout" svg:width="0.813cm" svg:height="1.085cm" svg:x="3.772cm" svg:y="1.477cm" svg:viewBox="0 0 814 1086" draw:points="814,0 0,0 0,272 271,272 271,1086 543,1086 543,272 814,272">
            <text:p/>
          </draw:polygon>
          <draw:polygon draw:style-name="gr1" draw:text-style-name="P1" draw:layer="layout" svg:width="0.271cm" svg:height="1.898cm" svg:x="4.857cm" svg:y="1.477cm" svg:viewBox="0 0 272 1899" draw:points="272,1899 0,1899 0,0 272,0">
            <text:p/>
          </draw:polygon>
          <draw:path draw:style-name="gr1" draw:text-style-name="P1" draw:layer="layout" svg:width="0.813cm" svg:height="1.085cm" svg:x="1.603cm" svg:y="1.477cm" svg:viewBox="0 0 814 1086" svg:d="M407 541h-136v-269h136c75 0 136 60 136 135 0 74-61 134-136 134zM407 541zM407 0h-271-136v1086h271v-273h136c224 0 407-183 407-406 0-225-183-407-407-407z">
            <text:p/>
          </draw:path>
          <draw:path draw:style-name="gr1" draw:text-style-name="P1" draw:layer="layout" svg:width="0.933cm" svg:height="1.092cm" svg:x="2.608cm" svg:y="1.471cm" svg:viewBox="0 0 934 1093" svg:d="M547 1093c-140 0-280-54-388-161-103-103-159-240-159-387 0-145 56-283 159-386 214-212 562-212 775 0l-192 192c-108-108-282-107-390 0-52 51-80 120-80 194 0 75 28 144 80 196 108 107 282 107 390 0l192 191c-106 107-247 161-387 161z">
            <text:p/>
          </draw:path>
        </draw:g>
        <draw:g>
          <draw:path draw:style-name="gr2" draw:text-style-name="P2" draw:layer="layout" svg:width="0.274cm" svg:height="0.314cm" svg:x="0.79cm" svg:y="4.161cm" svg:viewBox="0 0 275 315" svg:d="M203 119c0 66 0 131 0 196 24 0 48 0 72 0 0-105 0-210 0-315-21 0-42 0-63 0-47 65-93 131-140 196 0-65 0-131 0-196-24 0-48 0-72 0 0 105 0 210 0 315 21 0 42 0 63 0 47-65 93-130 140-196z">
            <text:p/>
          </draw:path>
          <draw:path draw:style-name="gr2" draw:text-style-name="P2" draw:layer="layout" svg:width="0.209cm" svg:height="0.318cm" svg:x="1.148cm" svg:y="4.159cm" svg:viewBox="0 0 210 319" svg:d="M0 316c18 2 49 3 91 3 35 0 64-8 86-25 22-16 33-41 33-72 0-19-4-35-13-47-8-12-19-21-32-25v-1c24-16 36-40 36-71 0-23-8-42-26-56-17-14-44-22-80-22-28 0-60 1-95 3zM100 190c26 0 38 9 38 28 0 22-14 33-42 33-9 0-17-1-24-2v-59zM95 68c10 0 18 2 24 7 7 5 10 12 10 21 0 20-11 31-33 31h-24v-58c11-1 18-2 23-1z">
            <text:p/>
          </draw:path>
          <draw:path draw:style-name="gr2" draw:text-style-name="P2" draw:layer="layout" svg:width="0.326cm" svg:height="0.314cm" svg:x="1.386cm" svg:y="4.161cm" svg:viewBox="0 0 327 315" svg:d="M73 315c8-22 17-44 26-66 41 0 83 0 124 0 9 22 18 44 27 66 25 0 51 0 77 0-44-105-88-210-132-315-21 0-42 0-64 0-44 105-87 210-131 315 24 0 48 0 73 0zM196 182c-23 0-47 0-70 0 12-30 23-60 35-90 12 30 24 60 35 90z">
            <text:p/>
          </draw:path>
          <draw:path draw:style-name="gr2" draw:text-style-name="P2" draw:layer="layout" svg:width="0.258cm" svg:height="0.314cm" svg:x="1.757cm" svg:y="4.161cm" svg:viewBox="0 0 259 315" svg:d="M259 315c0-105 0-210 0-315-24 0-48 0-72 0 0 40 0 80 0 121-38 0-77 0-115 0 0-41 0-81 0-121-24 0-48 0-72 0 0 105 0 210 0 315 24 0 48 0 72 0 0-42 0-84 0-127 38 0 77 0 115 0 0 43 0 85 0 127 24 0 48 0 72 0z">
            <text:p/>
          </draw:path>
          <draw:path draw:style-name="gr2" draw:text-style-name="P2" draw:layer="layout" svg:width="0.334cm" svg:height="0.325cm" svg:x="2.079cm" svg:y="4.155cm" svg:viewBox="0 0 335 326" svg:d="M0 163c0 49 16 89 47 119 31 29 72 44 121 44 48 0 88-15 119-46 32-31 48-70 48-117 0-49-16-89-47-118-31-30-71-45-120-45-50 0-90 16-122 47-31 31-46 70-46 116zM77 163c0-28 8-51 25-69s39-26 66-26c25 0 47 8 64 26 18 18 27 41 27 69-1 28-8 51-24 69s-39 26-67 27c-26 0-47-10-65-28-17-18-26-41-26-68z">
            <text:p/>
          </draw:path>
          <draw:path draw:style-name="gr2" draw:text-style-name="P2" draw:layer="layout" svg:width="0.209cm" svg:height="0.318cm" svg:x="2.474cm" svg:y="4.159cm" svg:viewBox="0 0 210 319" svg:d="M0 316c18 2 49 3 91 3 35 0 64-8 86-25 22-16 33-41 33-72 0-19-4-35-13-47-8-12-19-21-32-25v-1c24-16 36-40 36-71 0-23-8-42-26-56-17-14-44-22-80-22-28 0-60 1-95 3zM100 190c26 0 38 9 38 28 0 22-14 33-42 33-9 0-17-1-24-2v-59zM95 68c10 0 18 2 24 7 7 5 10 12 10 21 0 20-11 31-33 31h-24v-58c11-1 18-2 23-1z">
            <text:p/>
          </draw:path>
          <draw:path draw:style-name="gr2" draw:text-style-name="P2" draw:layer="layout" svg:width="0.267cm" svg:height="0.325cm" svg:x="2.73cm" svg:y="4.155cm" svg:viewBox="0 0 268 326" svg:d="M241 236c-21 15-44 23-69 23-28-1-51-9-69-27-17-18-26-41-26-69-1-30 8-54 24-70 17-17 38-25 64-25 22-1 43 6 64 19l32-54c-10-10-23-18-40-24s-36-9-56-9c-52 0-93 15-122 46s-43 70-43 117c0 49 15 88 46 119 30 29 70 44 119 44 21 0 41-3 60-10s33-15 43-26z">
            <text:p/>
          </draw:path>
          <draw:path draw:style-name="gr2" draw:text-style-name="P2" draw:layer="layout" svg:width="0.27cm" svg:height="0.314cm" svg:x="3.049cm" svg:y="4.161cm" svg:viewBox="0 0 271 315" svg:d="M72 315c0-50 0-100 0-150 36 50 72 100 108 150 30 0 61 0 91 0-42-56-85-113-128-170 40-48 79-97 119-145-29 0-58 0-87 0-34 46-69 92-103 137 0-45 0-91 0-137-24 0-48 0-72 0 0 105 0 210 0 315 24 0 48 0 72 0z">
            <text:p/>
          </draw:path>
          <draw:path draw:style-name="gr2" draw:text-style-name="P2" draw:layer="layout" svg:width="0.274cm" svg:height="0.314cm" svg:x="3.361cm" svg:y="4.161cm" svg:viewBox="0 0 275 315" svg:d="M203 119c0 66 0 131 0 196 24 0 48 0 72 0 0-105 0-210 0-315-21 0-42 0-63 0-47 65-93 131-140 196 0-65 0-131 0-196-24 0-48 0-72 0 0 105 0 210 0 315 21 0 42 0 63 0 47-65 93-130 140-196z">
            <text:p/>
          </draw:path>
          <draw:path draw:style-name="gr2" draw:text-style-name="P2" draw:layer="layout" svg:width="0.274cm" svg:height="0.395cm" svg:x="3.718cm" svg:y="4.08cm" svg:viewBox="0 0 275 396" svg:d="M203 200v196h72v-315h-63l-140 196v-196h-72v315h63zM50 0c0 22 8 40 25 52 16 13 40 20 70 20 28 0 51-7 68-20 18-13 26-30 26-52h-68c0 9-2 15-6 18s-11 5-20 5c-10 0-17-2-22-5-4-4-6-10-6-18z">
            <text:p/>
          </draw:path>
          <draw:path draw:style-name="gr2" draw:text-style-name="P2" draw:layer="layout" svg:width="0.294cm" svg:height="0.368cm" svg:x="4.164cm" svg:y="4.161cm" svg:viewBox="0 0 295 369" svg:d="M227 315c0 18 0 36 0 54 23 0 46 0 68 0 0-40 0-81 0-121-14 0-28 0-43 0 0-83 0-165 0-248-24 0-48 0-72 0 0 83 0 165 0 248-36 0-72 0-108 0 0-83 0-165 0-248-24 0-48 0-72 0 0 105 0 210 0 315 76 0 152 0 227 0z">
            <text:p/>
          </draw:path>
          <draw:path draw:style-name="gr2" draw:text-style-name="P2" draw:layer="layout" svg:width="0.267cm" svg:height="0.325cm" svg:x="4.48cm" svg:y="4.155cm" svg:viewBox="0 0 268 326" svg:d="M241 236c-21 15-44 23-69 23-28-1-51-9-69-27-17-18-26-41-26-69-1-30 8-54 24-70 17-17 38-25 64-25 22-1 43 6 64 19l32-54c-10-10-23-18-40-24s-36-9-56-9c-52 0-93 15-122 46s-43 70-43 117c0 49 15 88 46 119 30 29 70 44 119 44 21 0 41-3 60-10s33-15 43-26z">
            <text:p/>
          </draw:path>
          <draw:path draw:style-name="gr2" draw:text-style-name="P2" draw:layer="layout" svg:width="0.329cm" svg:height="0.314cm" svg:x="4.8cm" svg:y="4.161cm" svg:viewBox="0 0 330 315" svg:d="M72 315c0-66 0-133 0-199 29 40 58 81 87 121 4 0 7 0 11 0 29-41 58-82 88-123 0 67 0 134 0 201 24 0 48 0 72 0 0-105 0-210 0-315-23 0-46 0-68 0-31 44-62 89-92 133-33-44-65-89-97-133-25 0-49 0-73 0 0 105 0 210 0 315 24 0 48 0 72 0z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irce ExtraBold" svg:font-family="'Circe ExtraBold'" style:font-adornments="Extra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T Sans" svg:font-family="'PT Sans'" style:font-adornments="Жирный" style:font-family-generic="swiss" style:font-pitch="variable"/>
    <style:font-face style:name="PT Sans1" svg:font-family="'PT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Сергей Сергеевич Бетке</meta:initial-creator>
    <meta:creation-date>2020-04-01T15:00:00.073000000</meta:creation-date>
    <dc:date>2022-03-19T15:45:40.421000000</dc:date>
    <dc:creator>Сергей Сергеевич Бетке</dc:creator>
    <meta:editing-duration>PT35M3S</meta:editing-duration>
    <meta:editing-cycles>7</meta:editing-cycles>
    <meta:generator>LibreOffice/7.3.1.3$Windows_X86_64 LibreOffice_project/a69ca51ded25f3eefd52d7bf9a5fad8c90b87951</meta:generator>
    <meta:document-statistic meta:object-count="24"/>
  </office:meta>
</office:document-meta>
</file>